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List_20_Paragraph" style:list-style-name="WWNum2">
      <style:text-properties fo:language="de" fo:country="DE"/>
    </style:style>
    <style:style style:name="P3" style:family="paragraph" style:parent-style-name="List_20_Paragraph" style:list-style-name="WWNum1">
      <style:text-properties fo:language="de" fo:country="DE"/>
    </style:style>
    <style:style style:name="P4" style:family="paragraph" style:parent-style-name="List_20_Paragraph">
      <style:paragraph-properties fo:margin-left="0cm" fo:margin-right="0cm" fo:text-indent="0cm" style:auto-text-indent="false"/>
      <style:text-properties fo:language="de" fo:country="DE"/>
    </style:style>
    <style:style style:name="P5" style:family="paragraph" style:parent-style-name="Standard" style:master-page-name="Standard">
      <style:paragraph-properties style:page-number="auto"/>
      <style:text-properties fo:language="de" fo:country="DE" style:text-underline-style="solid" style:text-underline-width="auto" style:text-underline-color="font-color" fo:font-weight="bold" style:font-weight-asian="bold" style:font-weight-complex="bold"/>
    </style:style>
    <style:style style:name="P6" style:family="paragraph" style:parent-style-name="Standard">
      <style:text-properties fo:language="de" fo:country="DE"/>
    </style:style>
    <style:style style:name="P7" style:family="paragraph" style:parent-style-name="Standard">
      <style:text-properties fo:language="de" fo:country="DE" style:text-underline-style="solid" style:text-underline-width="auto" style:text-underline-color="font-color" fo:font-weight="bold" style:font-weight-asian="bold" style:font-weight-complex="bold"/>
    </style:style>
    <style:style style:name="T1"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port API</text:p>
      <text:list xml:id="list5748028693394750673" text:style-name="WWNum2">
        <text:list-item>
          <text:p text:style-name="P2">Spielergehälter über Zeit (wohl eher nicht umfänglich öffentlich vorhanden)</text:p>
        </text:list-item>
        <text:list-item>
          <text:p text:style-name="P2">Welche Sportarten gewinnen an Popularität (z.B. über Zuschauerzahlen)</text:p>
        </text:list-item>
        <text:list-item>
          <text:p text:style-name="P2">Wie hat sich beim Basketball die Wurfdistnanz und Häufigkeit über die Jahre verändert (NBA Stats API)</text:p>
        </text:list-item>
        <text:list-item>
          <text:p text:style-name="P2">Entwicklung der 3-Punkte-Würfe in der NBA (Alternative)</text:p>
        </text:list-item>
        <text:list-item>
          <text:p text:style-name="P2">Steigt die Anzahl der Fouls im Vergleich z­u früheren Zeitpunkten (z.B. NBA, Bundesliga)</text:p>
        </text:list-item>
        <text:list-item>
          <text:p text:style-name="P2">Anteil an Spielern in der NBA aus anderen Teilen der Welt (nicht nur USA)</text:p>
        </text:list-item>
        <text:list-item>
          <text:p text:style-name="P2">Welche Sportartn sind wo beliebt</text:p>
        </text:list-item>
        <text:list-item>
          <text:p text:style-name="P2">Wahrscheinlichket berechnen dafür, dass ein Verein die folgende Meisterschaft gewinnt (wenn möglich...)</text:p>
        </text:list-item>
        <text:list-item>
          <text:p text:style-name="P2">Steigt das Verletzungsrisiko aufgrund von immer mehr Spielen mit kürzeren Erholungshasen zwischendurch (Korrelation und Kausalität - Problem?)</text:p>
        </text:list-item>
        <text:list-item>
          <text:p text:style-name="P2">Steigen die Chancen für ein Unentschieden </text:p>
        </text:list-item>
      </text:list>
      <text:p text:style-name="P1"/>
      <text:p text:style-name="P7">Movie API</text:p>
      <text:list xml:id="list6160360979664250599" text:style-name="WWNum1">
        <text:list-item>
          <text:p text:style-name="P3">Hat sich die durchschnittliche Filmlaufzeit pro Genre über Zeit verändert?</text:p>
        </text:list-item>
        <text:list-item>
          <text:p text:style-name="P3">Besteht ein Zusammenhang zwischen dem Film-Budget und dem IMDb-Rating?</text:p>
        </text:list-item>
        <text:list-item>
          <text:p text:style-name="P3">Inwiefern unterscheiden sich Kritikerbewertungen (Rotten Tomatoes) und Nutzerbewertungen (IMDb)?</text:p>
        </text:list-item>
        <text:list-item>
          <text:p text:style-name="P3">Welche Länder produzieren im Durchschnitt die am höchsten bewerteten Filme?</text:p>
        </text:list-item>
        <text:list-item>
          <text:p text:style-name="P3">Wie hat sich die Beliebtheit von Filmgenres verändert?</text:p>
        </text:list-item>
        <text:list-item>
          <text:p text:style-name="P3">Wie stark sind die Produktionskosten von Filmen über Zeit gestiegen</text:p>
        </text:list-item>
        <text:list-item>
          <text:p text:style-name="P3">Steigt der finanzielle Erfolg eines Films mit der Anzahl bekannter Schaupsieler?</text:p>
        </text:list-item>
        <text:list-item>
          <text:p text:style-name="P3">Wie verhalten sich dazu die Rückflüsse durch Personen die den Film sehen</text:p>
        </text:list-item>
        <text:list-item>
          <text:p text:style-name="P3">Wo auf der Welt werden Filme gedreht (Map mit Markeirungen für wie viele Filme dort gedreht wurden)</text:p>
        </text:list-item>
        <text:list-item>
          <text:p text:style-name="P3">Was kann man Prognostizieren als wahrscheinlichster Wert eines bestimmten Merkmals im nächsten Jahr</text:p>
        </text:list-item>
        <text:list-item>
          <text:p text:style-name="P3">Kinobesucher vs. Streaminganbieter – Wie stakr fallen oder steigen die Kinobesucherzahlen zu Zeiten in denen man alles von zu Hause anschauen kann (EHER SCHWIERIG)</text:p>
        </text:list-item>
        <text:list-item>
          <text:p text:style-name="P3">Wo auf der Welt sind welche Geners beliebter</text:p>
        </text:list-item>
        <text:list-item>
          <text:p text:style-name="P3">Was macht einen erfolgreichen Film aus </text:p>
        </text:list-item>
        <text:list-item>
          <text:p text:style-name="P3"><text:soft-page-break/>Gibt es einen Zusammenhang zwischen dem Erfolg von Filmen und der guten oder schlechten Bewertung durch Filmkritiker</text:p>
        </text:list-item>
        <text:list-item>
          <text:p text:style-name="P3">Release-Monat - hat die Jahreszeit einen Einfluss darauf, welches Genere eher geguckt wird</text:p>
        </text:list-item>
        <text:list-item>
          <text:p text:style-name="P3">Release-Monat vs. Revenue - hat der Monat, in dem ein Film erscheint, einen Einfluss darauf, wie viel der Film einspielt </text:p>
        </text:list-item>
        <text:list-item>
          <text:p text:style-name="P3">Hat das Budget einen Einfluss auf den Erfolg eines Filmes?</text:p>
        </text:list-item>
      </text:list>
      <text:p text:style-name="P4"/>
      <text:p text:style-name="Standard"><text:a xlink:type="simple" xlink:href="https://developer.themoviedb.org/reference/getting-started" text:style-name="Internet_20_link" text:visited-style-name="Visited_20_Internet_20_Link"><text:span text:style-name="T1">https://developer.themoviedb.org/reference/getting-started</text:span></text:a></text:p>
      <text:p text:style-name="P1">- die TMDB-API deckt, soweit ich das sehen kann, fast alles, was man für die Fragen bräuchte, ab + man bekommt gezeigt, wie Anfragen und deren Ergebnisse aussehen würden</text:p>
      <text:p text:style-name="P1"/>
      <text:p text:style-name="Standard"><text:a xlink:type="simple" xlink:href="https://developer.themoviedb.org/docs/getting-started" text:style-name="Internet_20_link" text:visited-style-name="Visited_20_Internet_20_Link"><text:span text:style-name="T1">https://developer.themoviedb.org/docs/getting-started</text:span></text:a></text:p>
      <text:p text:style-name="P1">- hier kann man sich den API-Key holen</text:p>
      <text:p text:style-name="P1"/>
      <text:p text:style-name="Standard"><text:a xlink:type="simple" xlink:href="https://www.omdbapi.com/" text:style-name="Internet_20_link" text:visited-style-name="Visited_20_Internet_20_Link"><text:span text:style-name="T1">https://www.omdbapi.com/</text:span></text:a></text:p>
      <text:p text:style-name="P1">- die bieten auch ne API an, aber da habe ich jetzt noch nicht so ausführlich durchgeguckt, was man dort anfragen kann. Aber die könnte vllt. Lücken ergänzen, die es bei der andern API gi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de" fo:country="DE"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2f5496" style:font-name="Calibri Light"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2f5496" style:font-name="Calibri Light"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2f5496"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2f5496"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2f5496"/>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style>
    <style:style style:name="Heading_20_8" style:display-name="Heading 8" style:family="paragraph" style:parent-style-name="Standard" style:next-style-name="Text_20_body" style:default-outline-level="8" style:list-style-name="Outline" style:class="text">
      <style:paragraph-properties fo:margin-top="0cm" fo:margin-bottom="0cm" fo:keep-together="always" fo:keep-with-next="always"/>
      <style:text-properties fo:color="#272727"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keep-together="always" fo:keep-with-next="always"/>
      <style:text-properties fo:color="#272727"/>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26cm"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2f5496" fo:border-bottom="0.018cm solid #2f5496"/>
      <style:text-properties fo:color="#2f5496" fo:font-style="italic" style:font-style-asian="italic" style:font-style-complex="italic"/>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style:font-name="Calibri Light" fo:font-size="20pt" style:font-size-asian="20pt" style:font-size-complex="20pt"/>
    </style:style>
    <style:style style:name="Überschrift_20_2_20_Zchn" style:display-name="Überschrift 2 Zchn" style:family="text" style:parent-style-name="Default_20_Paragraph_20_Font">
      <style:text-properties fo:color="#2f5496" style:font-name="Calibri Light" fo:font-size="16pt" style:font-size-asian="16pt" style:font-size-complex="16pt"/>
    </style:style>
    <style:style style:name="Überschrift_20_3_20_Zchn" style:display-name="Überschrift 3 Zchn" style:family="text" style:parent-style-name="Default_20_Paragraph_20_Font">
      <style:text-properties fo:color="#2f5496" fo:font-size="14pt" style:font-size-asian="14pt" style:font-size-complex="14pt"/>
    </style:style>
    <style:style style:name="Überschrift_20_4_20_Zchn" style:display-name="Überschrift 4 Zchn" style:family="text" style:parent-style-name="Default_20_Paragraph_20_Font">
      <style:text-properties fo:color="#2f5496" fo:font-style="italic" style:font-style-asian="italic" style:font-style-complex="italic"/>
    </style:style>
    <style:style style:name="Überschrift_20_5_20_Zchn" style:display-name="Überschrift 5 Zchn" style:family="text" style:parent-style-name="Default_20_Paragraph_20_Font">
      <style:text-properties fo:color="#2f5496"/>
    </style:style>
    <style:style style:name="Überschrift_20_6_20_Zchn" style:display-name="Überschrift 6 Zchn" style:family="text" style:parent-style-name="Default_20_Paragraph_20_Font">
      <style:text-properties fo:color="#595959" fo:font-style="italic" style:font-style-asian="italic" style:font-style-complex="italic"/>
    </style:style>
    <style:style style:name="Überschrift_20_7_20_Zchn" style:display-name="Überschrift 7 Zchn" style:family="text" style:parent-style-name="Default_20_Paragraph_20_Font">
      <style:text-properties fo:color="#595959"/>
    </style:style>
    <style:style style:name="Überschrift_20_8_20_Zchn" style:display-name="Überschrift 8 Zchn" style:family="text" style:parent-style-name="Default_20_Paragraph_20_Font">
      <style:text-properties fo:color="#272727" fo:font-style="italic" style:font-style-asian="italic" style:font-style-complex="italic"/>
    </style:style>
    <style:style style:name="Überschrift_20_9_20_Zchn" style:display-name="Überschrift 9 Zchn" style:family="text" style:parent-style-name="Default_20_Paragraph_20_Font">
      <style:text-properties fo:color="#272727"/>
    </style:style>
    <style:style style:name="Titel_20_Zchn" style:display-name="Titel Zchn" style:family="text" style:parent-style-name="Default_20_Paragraph_20_Font">
      <style:text-properties style:font-name="Calibri Light" fo:font-size="28pt" fo:letter-spacing="-0.018cm" style:letter-kerning="true" style:font-size-asian="28pt" style:font-size-complex="28pt"/>
    </style:style>
    <style:style style:name="Untertitel_20_Zchn" style:display-name="Untertitel Zchn" style:family="text" style:parent-style-name="Default_20_Paragraph_20_Font">
      <style:text-properties fo:color="#595959" fo:font-size="14pt" fo:letter-spacing="0.026cm" style:font-size-asian="14pt" style:font-size-complex="14pt"/>
    </style:style>
    <style:style style:name="Zitat_20_Zchn" style:display-name="Zitat Zchn"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ives_20_Zitat_20_Zchn" style:display-name="Intensives Zitat Zchn"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9cm"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 F</meta:initial-creator>
    <meta:editing-cycles>6</meta:editing-cycles>
    <meta:creation-date>2026-02-24T12:35:00</meta:creation-date>
    <dc:date>2026-02-25T14:17:52.38</dc:date>
    <meta:editing-duration>PT2M14S</meta:editing-duration>
    <meta:generator>OpenOffice/4.1.7$Win32 OpenOffice.org_project/417m1$Build-9800</meta:generator>
    <meta:document-statistic meta:table-count="0" meta:image-count="0" meta:object-count="0" meta:page-count="2" meta:paragraph-count="35" meta:word-count="420" meta:character-count="2773"/>
    <dc:creator>Lennart Klose</dc:cre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